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1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TODO Trinome" table:style-name="ta1">
        <table:table-column table:style-name="co1" table:number-columns-repeated="7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MODUL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FONCTION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ESTIMATION</text:p>
          </table:table-cell>
          <table:table-cell office:value-type="string" calcext:value-type="string">
            <text:p>TEMPS_PASSE</text:p>
          </table:table-cell>
          <table:table-cell office:value-type="string" calcext:value-type="string">
            <text:p>RESTE_A_FAIRE</text:p>
          </table:table-cell>
          <table:table-cell table:style-name="Default" office:value-type="string" calcext:value-type="string">
            <text:p>PROGRESSION</text:p>
          </table:table-cell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UserRepository</text:p>
          </table:table-cell>
          <table:table-cell office:value-type="string" calcext:value-type="string">
            <text:p>inscription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formula="of:=[.F2]/([.F2]+[.G2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UserRepository</text:p>
          </table:table-cell>
          <table:table-cell office:value-type="string" calcext:value-type="string">
            <text:p>login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3]/([.F3]+[.G3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UserRepository</text:p>
          </table:table-cell>
          <table:table-cell office:value-type="string" calcext:value-type="string">
            <text:p>findUserByMail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formula="of:=[.F4]/([.F4]+[.G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UserRepository</text:p>
          </table:table-cell>
          <table:table-cell office:value-type="string" calcext:value-type="string">
            <text:p>countUsers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table:formula="of:=[.F5]/([.F5]+[.G5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AuthService</text:p>
          </table:table-cell>
          <table:table-cell office:value-type="string" calcext:value-type="string">
            <text:p>inscriptionUtilisateur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formula="of:=[.F6]/([.F6]+[.G6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AuthService</text:p>
          </table:table-cell>
          <table:table-cell office:value-type="string" calcext:value-type="string">
            <text:p>loginUtilisateur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formula="of:=[.F7]/([.F7]+[.G7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AuthService</text:p>
          </table:table-cell>
          <table:table-cell office:value-type="string" calcext:value-type="string">
            <text:p>gestionSession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formula="of:=[.F8]/([.F8]+[.G8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Repository</text:p>
          </table:table-cell>
          <table:table-cell office:value-type="string" calcext:value-type="string">
            <text:p>ajouterProduit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table:formula="of:=[.F9]/([.F9]+[.G9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Repository</text:p>
          </table:table-cell>
          <table:table-cell office:value-type="string" calcext:value-type="string">
            <text:p>modifierProduit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formula="of:=[.F10]/([.F10]+[.G10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Repository</text:p>
          </table:table-cell>
          <table:table-cell office:value-type="string" calcext:value-type="string">
            <text:p>supprimerProduit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11]/([.F11]+[.G11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Repository</text:p>
          </table:table-cell>
          <table:table-cell office:value-type="string" calcext:value-type="string">
            <text:p>produitsUtilisateur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12]/([.F12]+[.G12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Repository</text:p>
          </table:table-cell>
          <table:table-cell office:value-type="string" calcext:value-type="string">
            <text:p>produitsAutres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13]/([.F13]+[.G13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Repository</text:p>
          </table:table-cell>
          <table:table-cell office:value-type="string" calcext:value-type="string">
            <text:p>rechercheNomCategorie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formula="of:=[.F14]/([.F14]+[.G1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ImageProduitRepository</text:p>
          </table:table-cell>
          <table:table-cell office:value-type="string" calcext:value-type="string">
            <text:p>ajouterImage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formula="of:=[.F15]/([.F15]+[.G15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ImageProduitRepository</text:p>
          </table:table-cell>
          <table:table-cell office:value-type="string" calcext:value-type="string">
            <text:p>supprimerImagesProduit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formula="of:=[.F16]/([.F16]+[.G16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ImageProduitRepository</text:p>
          </table:table-cell>
          <table:table-cell office:value-type="string" calcext:value-type="string">
            <text:p>getImagesProduit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formula="of:=[.F17]/([.F17]+[.G17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Service</text:p>
          </table:table-cell>
          <table:table-cell office:value-type="string" calcext:value-type="string">
            <text:p>creerProduit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table:formula="of:=[.F18]/([.F18]+[.G18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Service</text:p>
          </table:table-cell>
          <table:table-cell office:value-type="string" calcext:value-type="string">
            <text:p>modifierProduit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formula="of:=[.F19]/([.F19]+[.G19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Service</text:p>
          </table:table-cell>
          <table:table-cell office:value-type="string" calcext:value-type="string">
            <text:p>supprimerProduit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20]/([.F20]+[.G20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Service</text:p>
          </table:table-cell>
          <table:table-cell office:value-type="string" calcext:value-type="string">
            <text:p>ajoutImages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21]/([.F21]+[.G21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Service</text:p>
          </table:table-cell>
          <table:table-cell office:value-type="string" calcext:value-type="string">
            <text:p>recuperationProduits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formula="of:=[.F22]/([.F22]+[.G22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DemandeEchangeRepository</text:p>
          </table:table-cell>
          <table:table-cell office:value-type="string" calcext:value-type="string">
            <text:p>creerDemande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formula="of:=[.F23]/([.F23]+[.G23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DemandeEchangeRepository</text:p>
          </table:table-cell>
          <table:table-cell office:value-type="string" calcext:value-type="string">
            <text:p>listerDemandesRecues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24]/([.F24]+[.G2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DemandeEchangeRepository</text:p>
          </table:table-cell>
          <table:table-cell office:value-type="string" calcext:value-type="string">
            <text:p>listerDemandesEnvoyees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25]/([.F25]+[.G25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DemandeEchangeRepository</text:p>
          </table:table-cell>
          <table:table-cell office:value-type="string" calcext:value-type="string">
            <text:p>changerStatut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formula="of:=[.F26]/([.F26]+[.G26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Repository</text:p>
          </table:table-cell>
          <table:table-cell office:value-type="string" calcext:value-type="string">
            <text:p>creerEchange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formula="of:=[.F27]/([.F27]+[.G27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Repository</text:p>
          </table:table-cell>
          <table:table-cell office:value-type="string" calcext:value-type="string">
            <text:p>listerEchanges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28]/([.F28]+[.G28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Repository</text:p>
          </table:table-cell>
          <table:table-cell office:value-type="string" calcext:value-type="string">
            <text:p>statsEchanges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29]/([.F29]+[.G29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HistoriqueRepository</text:p>
          </table:table-cell>
          <table:table-cell office:value-type="string" calcext:value-type="string">
            <text:p>ajouterHistorique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formula="of:=[.F30]/([.F30]+[.G30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HistoriqueRepository</text:p>
          </table:table-cell>
          <table:table-cell office:value-type="string" calcext:value-type="string">
            <text:p>getHistoriqueProduit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formula="of:=[.F31]/([.F31]+[.G31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Service</text:p>
          </table:table-cell>
          <table:table-cell office:value-type="string" calcext:value-type="string">
            <text:p>creerDemandeEchange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table:formula="of:=[.F32]/([.F32]+[.G32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Service</text:p>
          </table:table-cell>
          <table:table-cell office:value-type="string" calcext:value-type="string">
            <text:p>accepterDemande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table:formula="of:=[.F33]/([.F33]+[.G33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Service</text:p>
          </table:table-cell>
          <table:table-cell office:value-type="string" calcext:value-type="string">
            <text:p>refuserDemande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34]/([.F34]+[.G3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AdminService</text:p>
          </table:table-cell>
          <table:table-cell office:value-type="string" calcext:value-type="string">
            <text:p>statsUtilisateurs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formula="of:=[.F35]/([.F35]+[.G35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AdminService</text:p>
          </table:table-cell>
          <table:table-cell office:value-type="string" calcext:value-type="string">
            <text:p>statsEchanges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formula="of:=[.F36]/([.F36]+[.G36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AuthController</text:p>
          </table:table-cell>
          <table:table-cell office:value-type="string" calcext:value-type="string">
            <text:p>routesLoginRegister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37]/([.F37]+[.G37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ProduitController</text:p>
          </table:table-cell>
          <table:table-cell office:value-type="string" calcext:value-type="string">
            <text:p>routesProduits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formula="of:=[.F38]/([.F38]+[.G38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EchangeController</text:p>
          </table:table-cell>
          <table:table-cell office:value-type="string" calcext:value-type="string">
            <text:p>routesEchanges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formula="of:=[.F39]/([.F39]+[.G39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AdminController</text:p>
          </table:table-cell>
          <table:table-cell office:value-type="string" calcext:value-type="string">
            <text:p>routesAdmin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40]/([.F40]+[.G40])" office:value-type="percentage" office:value="0" calcext:value-type="percentage">
            <text:p>0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6-02-10T08:09:38.922297114</dc:date>
    <meta:editing-duration>PT24S</meta:editing-duration>
    <meta:editing-cycles>1</meta:editing-cycles>
    <meta:document-statistic meta:table-count="1" meta:cell-count="320" meta:object-count="0"/>
  </office:meta>
</office:document-meta>
</file>